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191cm" svg:x="0.2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08:48.216498960</dc:date>
    <meta:editing-duration>PT2M4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192cm" xlink:href="." xlink:type="simple" chart:class="chart:scatter" chart:style-name="ch1">
        <chart:plot-area chart:style-name="ch2" chart:data-source-has-labels="both" svg:x="0.301cm" svg:y="0.163cm" svg:width="14.49cm" svg:height="7.866cm">
          <chartooo:coordinate-region svg:x="0.843cm" svg:y="0.363cm" svg:width="13.854cm" svg:height="7.46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88371558587941">
                <text:p>-0.188371558587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562143943757172">
                <text:p>-0.562143943757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7599970069291">
                <text:p>0.37599970069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